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5cm" fo:min-width="12.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3.8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.9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3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cm" svg:height="3.2cm" svg:x="4.2cm" svg:y="4.1cm">
          <text:p text:style-name="P1">Bridge network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10.6cm" svg:x2="6cm" svg:y2="7.3cm">
          <text:p/>
        </draw:line>
        <draw:line draw:style-name="gr2" draw:text-style-name="P2" draw:layer="layout" svg:x1="9.4cm" svg:y1="10.6cm" svg:x2="9.4cm" svg:y2="7.3cm">
          <text:p/>
        </draw:line>
        <draw:line draw:style-name="gr2" draw:text-style-name="P2" draw:layer="layout" svg:x1="13.5cm" svg:y1="10.5cm" svg:x2="13.5cm" svg:y2="7.3cm">
          <text:p/>
        </draw:line>
        <draw:custom-shape draw:style-name="gr3" draw:text-style-name="P1" draw:layer="layout" svg:width="4.3cm" svg:height="2.1cm" svg:x="3.8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cm" svg:x="8.7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cm" svg:height="1.9cm" svg:x="12cm" svg:y="10.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2.529cm" svg:height="1.462cm" svg:x="3.9cm" svg:y="12.4cm">
          <draw:text-box>
            <text:p>Container1 <text:s text:c="7"/>container2 <text:s text:c="6"/>container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0:39:02.540478560</meta:creation-date>
    <dc:date>2019-10-22T20:54:16.202343859</dc:date>
    <meta:editing-duration>PT15M14S</meta:editing-duration>
    <meta:editing-cycles>2</meta:editing-cycles>
    <meta:generator>LibreOffice/6.0.7.3$Linux_X86_64 LibreOffice_project/00m0$Build-3</meta:generator>
    <meta:document-statistic meta:object-count="8"/>
  </office:meta>
</office:document-meta>
</file>